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</office:font-face-decls>
  <office:automatic-styles>
    <style:style style:name="P1" style:family="paragraph" style:parent-style-name="MyMasterSlideAGU_7e_LT_7e_Gliederung_20_1">
      <style:text-properties fo:font-size="10pt" fo:font-weight="normal" officeooo:rsid="00207f6f" officeooo:paragraph-rsid="00207f6f" style:font-size-asian="10pt" style:font-weight-asian="normal" style:font-size-complex="10pt" style:font-weight-complex="normal"/>
    </style:style>
    <style:style style:name="P2" style:family="paragraph" style:parent-style-name="MyMasterSlideAGU_7e_LT_7e_Gliederung_20_1">
      <style:text-properties fo:font-size="10pt" fo:font-weight="normal" officeooo:paragraph-rsid="002a0609" style:font-size-asian="10pt" style:font-weight-asian="normal" style:font-size-complex="10pt" style:font-weight-complex="normal"/>
    </style:style>
    <style:style style:name="P3" style:family="paragraph" style:parent-style-name="MyMasterSlideAGU_7e_LT_7e_Gliederung_20_1">
      <style:paragraph-properties fo:margin-left="0in" fo:margin-right="0in" fo:text-indent="0in" style:auto-text-indent="false"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 style:parent-style-name="MyMasterSlideAGU_7e_LT_7e_Gliederung_20_1">
      <style:paragraph-properties fo:margin-left="0in" fo:margin-right="0in" fo:text-indent="0in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text-properties officeooo:rsid="00207f6f" officeooo:paragraph-rsid="00207f6f"/>
    </style:style>
    <style:style style:name="P6" style:family="paragraph" style:parent-style-name="Standard">
      <style:text-properties fo:font-weight="bold" officeooo:rsid="00207f6f" officeooo:paragraph-rsid="00207f6f" style:font-weight-asian="bold" style:font-weight-complex="bold"/>
    </style:style>
    <style:style style:name="P7" style:family="paragraph" style:parent-style-name="Standard">
      <style:text-properties fo:font-weight="bold" officeooo:rsid="00207f6f" officeooo:paragraph-rsid="00227ad6" style:font-weight-asian="bold" style:font-weight-complex="bold"/>
    </style:style>
    <style:style style:name="P8" style:family="paragraph" style:parent-style-name="Standard">
      <style:text-properties fo:font-weight="bold" officeooo:rsid="00207f6f" officeooo:paragraph-rsid="0028b8e5" style:font-weight-asian="bold" style:font-weight-complex="bold"/>
    </style:style>
    <style:style style:name="P9" style:family="paragraph" style:parent-style-name="Standard">
      <style:text-properties officeooo:paragraph-rsid="00227ad6"/>
    </style:style>
    <style:style style:name="P10" style:family="paragraph" style:parent-style-name="Standard">
      <style:text-properties officeooo:paragraph-rsid="002431ac"/>
    </style:style>
    <style:style style:name="P11" style:family="paragraph" style:parent-style-name="Standard">
      <style:text-properties officeooo:rsid="0024d1d8" officeooo:paragraph-rsid="0024d1d8"/>
    </style:style>
    <style:style style:name="P12" style:family="paragraph" style:parent-style-name="Standard">
      <style:text-properties fo:font-weight="normal" officeooo:rsid="0025729e" officeooo:paragraph-rsid="0025729e" style:font-weight-asian="normal" style:font-weight-complex="normal"/>
    </style:style>
    <style:style style:name="P13" style:family="paragraph" style:parent-style-name="Standard">
      <style:text-properties fo:font-weight="normal" officeooo:rsid="002609ce" officeooo:paragraph-rsid="002609ce" style:font-weight-asian="normal" style:font-weight-complex="normal"/>
    </style:style>
    <style:style style:name="P14" style:family="paragraph" style:parent-style-name="Standard">
      <style:text-properties style:font-name="Liberation Sans1" fo:font-size="10pt" fo:font-weight="normal" officeooo:rsid="00207f6f" officeooo:paragraph-rsid="00227ad6" style:font-size-asian="10pt" style:font-weight-asian="normal" style:font-size-complex="10pt" style:font-weight-complex="normal"/>
    </style:style>
    <style:style style:name="P15" style:family="paragraph" style:parent-style-name="Standard">
      <style:text-properties style:font-name="Liberation Sans1" fo:font-size="10pt" fo:font-weight="normal" officeooo:rsid="00207f6f" officeooo:paragraph-rsid="0028b8e5" style:font-size-asian="10pt" style:font-weight-asian="normal" style:font-size-complex="10pt" style:font-weight-complex="normal"/>
    </style:style>
    <style:style style:name="P16" style:family="paragraph" style:parent-style-name="Standard">
      <style:text-properties style:font-name="Liberation Sans1" fo:font-size="10pt" fo:font-weight="bold" officeooo:rsid="00227ad6" officeooo:paragraph-rsid="00227ad6" style:font-size-asian="10pt" style:font-weight-asian="bold" style:font-size-complex="10pt" style:font-weight-complex="bold"/>
    </style:style>
    <style:style style:name="P17" style:family="paragraph" style:parent-style-name="Standard">
      <style:text-properties style:font-name="Liberation Sans1" fo:font-size="10pt" fo:font-weight="bold" officeooo:rsid="00207f6f" officeooo:paragraph-rsid="002431ac" style:font-size-asian="10pt" style:font-weight-asian="bold" style:font-size-complex="10pt" style:font-weight-complex="bold"/>
    </style:style>
    <style:style style:name="P18" style:family="paragraph" style:parent-style-name="Standard">
      <style:text-properties style:font-name="Liberation Sans1" fo:font-size="10pt" fo:font-weight="bold" officeooo:rsid="0025729e" officeooo:paragraph-rsid="0025729e" style:font-size-asian="10pt" style:font-weight-asian="bold" style:font-size-complex="10pt" style:font-weight-complex="bold"/>
    </style:style>
    <style:style style:name="P19" style:family="paragraph" style:parent-style-name="Standard">
      <style:text-properties style:font-name="Liberation Sans1" fo:font-size="10pt" officeooo:paragraph-rsid="00227ad6" style:font-size-asian="10pt" style:font-size-complex="10pt"/>
    </style:style>
    <style:style style:name="P20" style:family="paragraph" style:parent-style-name="Standard">
      <style:text-properties style:font-name="Liberation Sans1" fo:font-size="10pt" officeooo:rsid="0024d1d8" officeooo:paragraph-rsid="0024d1d8" style:font-size-asian="10pt" style:font-size-complex="10pt"/>
    </style:style>
    <style:style style:name="P21" style:family="paragraph" style:parent-style-name="Standard">
      <style:text-properties style:font-name="Liberation Sans1" fo:font-size="10pt" officeooo:paragraph-rsid="002431ac" style:font-size-asian="10pt" style:font-size-complex="10pt"/>
    </style:style>
    <style:style style:name="P22" style:family="paragraph" style:parent-style-name="MyMasterSlideAGU_7e_LT_7e_Gliederung_20_1">
      <style:text-properties style:font-name="Liberation Sans1" fo:font-size="10pt" fo:font-weight="normal" officeooo:rsid="00207f6f" officeooo:paragraph-rsid="002a0609" style:font-size-asian="10pt" style:font-weight-asian="normal" style:font-size-complex="10pt" style:font-weight-complex="normal"/>
    </style:style>
    <style:style style:name="P23" style:family="paragraph" style:parent-style-name="MyMasterSlideAGU_7e_LT_7e_Gliederung_20_1">
      <style:paragraph-properties fo:margin-left="0in" fo:margin-right="0in" fo:text-indent="0in" style:auto-text-indent="false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font-size="10pt" style:font-size-asian="10pt" style:font-size-complex="10pt"/>
    </style:style>
    <style:style style:name="T3" style:family="text">
      <style:text-properties style:font-name="Liberation Sans1" fo:font-size="10pt" officeooo:rsid="0025729e" style:font-size-asian="10pt" style:font-size-complex="10pt"/>
    </style:style>
    <style:style style:name="T4" style:family="text">
      <style:text-properties style:font-name="Liberation Sans1" fo:font-size="10pt" officeooo:rsid="00207f6f" style:font-size-asian="10pt" style:font-size-complex="10pt"/>
    </style:style>
    <style:style style:name="T5" style:family="text">
      <style:text-properties style:font-name="Liberation Sans1" fo:font-size="10pt" officeooo:rsid="002609ce" style:font-size-asian="10pt" style:font-size-complex="10pt"/>
    </style:style>
    <style:style style:name="T6" style:family="text">
      <style:text-properties style:font-name="Liberation Sans1" fo:font-size="10pt" officeooo:rsid="002715f0" style:font-size-asian="10pt" style:font-size-complex="10pt"/>
    </style:style>
    <style:style style:name="T7" style:family="text"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T8" style:family="text">
      <style:text-properties style:font-name="Liberation Sans1" fo:font-size="10pt" fo:font-weight="bold" officeooo:rsid="00207f6f" style:font-size-asian="10pt" style:font-weight-asian="bold" style:font-size-complex="10pt" style:font-weight-complex="bold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0pt" fo:font-weight="normal" style:font-size-asian="10pt" style:font-weight-asian="normal" style:font-size-complex="10pt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07f6f" style:font-weight-asian="bold" style:font-weight-complex="bold"/>
    </style:style>
    <style:style style:name="T13" style:family="text">
      <style:text-properties fo:font-weight="bold" officeooo:rsid="00227ad6" style:font-weight-asian="bold" style:font-weight-complex="bold"/>
    </style:style>
    <style:style style:name="T14" style:family="text">
      <style:text-properties fo:font-weight="bold" officeooo:rsid="002431ac" style:font-weight-asian="bold" style:font-weight-complex="bold"/>
    </style:style>
    <style:style style:name="T15" style:family="text">
      <style:text-properties officeooo:rsid="00227ad6"/>
    </style:style>
    <style:style style:name="T16" style:family="text">
      <style:text-properties officeooo:rsid="002a88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1">- </text:span><text:span text:style-name="T13">Slide1:</text:span><text:span text:style-name="T15"> Title</text:span></text:p>
      <text:p text:style-name="P5"/>
      <text:p text:style-name="P7">- Slide<text:span text:style-name="T15">2:</text:span> <text:span text:style-name="T15">Pickup Ions</text:span></text:p>
      <text:p text:style-name="P14"/>
      <text:p text:style-name="P7"><text:span text:style-name="T7">PUI: Def., Entstehung, Gloeckler-Spektrum </text:span><text:span text:style-name="T10">(“klassisches Spektrum”)</text:span></text:p>
      <text:p text:style-name="P6"/>
      <text:p text:style-name="P5"/>
      <text:p text:style-name="P9"><text:span text:style-name="T12">- Slide</text:span><text:span text:style-name="T13">3: </text:span><text:span text:style-name="T12"><text:s/></text:span><text:span text:style-name="T13">PUI Velocity Distribution Function</text:span></text:p>
      <text:p text:style-name="P16"/>
      <text:p text:style-name="P19">PUIs: wie entsteht dieses Spektrum? VDF: Torus,...</text:p>
      <text:p text:style-name="P19"/>
      <text:p text:style-name="P20">Take a more detailed look at the PU-process to understand the VDF: </text:p>
      <text:p text:style-name="P20"/>
      <text:p text:style-name="P20">(...)</text:p>
      <text:p text:style-name="P20"/>
      <text:p text:style-name="P11"><text:span text:style-name="T2">So the initital VDF is a </text:span><text:span text:style-name="T3">highly anisotropic </text:span><text:span text:style-name="T2">torus. </text:span><text:span text:style-name="T3">Now the question is: How develops the VDF further?</text:span></text:p>
      <text:p text:style-name="P5"/>
      <text:p text:style-name="P10"><text:span text:style-name="T12">- Slide4: </text:span><text:span text:style-name="T14">D</text:span><text:span text:style-name="T8">evelopment of the VDF</text:span></text:p>
      <text:p text:style-name="P17"/>
      <text:p text:style-name="P12"><text:span text:style-name="T4">L</text:span><text:span text:style-name="T2">ong time the community believed that the VDF becomes fastly isotropic due to pitch-angle scattering. </text:span><text:span text:style-name="T5">This leads to a fully filled shell of the VDF sphere.</text:span></text:p>
      <text:p text:style-name="P13"><text:span text:style-name="T2">Acceleration and deceleration processes like e.g. adiabatic cooling </text:span><text:span text:style-name="T6">lead to a broadening of the shell and eventually to a filled sphere in velocity space.</text:span></text:p>
      <text:p text:style-name="P18"/>
      <text:p text:style-name="P21"/>
      <text:p text:style-name="P10"><text:span text:style-name="T2">Aber es gibt auch Hinweise auf anisotrope </text:span><text:span text:style-name="T9">Features</text:span></text:p>
      <text:p text:style-name="P6"/>
      <text:p text:style-name="P5"/>
      <text:p text:style-name="P8">- Slide5</text:p>
      <text:p text:style-name="P15"/>
      <text:p text:style-name="P8"><text:span text:style-name="T7">Klassische Spektren helfen dabei nicht, denn 1D-</text:span><text:span text:style-name="T10">reduced in SC-frame</text:span></text:p>
      <text:p text:style-name="P4"><text:span text:style-name="T1">(evtl.: artificial data zeigen, wie es reduziert jeweils </text:span>aussieht?)</text:p>
      <text:p text:style-name="P4"><text:span text:style-name="T1">So we want to use Ulysses/SWICS to measure </text:span>He+ PUIs in 3D and in SW frame</text:p>
      <text:p text:style-name="P6"/>
      <text:p text:style-name="P5"/>
      <text:p text:style-name="P6">- Slide6: <text:span text:style-name="T16">Ulysses / SWICS</text:span></text:p>
      <text:p text:style-name="P22">Ulysses (orbit)</text:p>
      <text:p text:style-name="P2"><text:span text:style-name="T1">SWICS (photo, ToF-mass-spectrometer erwähnen </text:span>(evtl. kleines Bild): damit können wir einzelne Spezies, auch He+ filtern</text:p>
      <text:p text:style-name="P4"><text:span text:style-name="T1">SWICS in detail: gives a directional information, </text:span>not only absolute velocity</text:p>
      <text:p text:style-name="P23">Ulysses/SWICS spinning</text:p>
      <text:p text:style-name="P6"/>
      <text:p text:style-name="P5"/>
      <text:p text:style-name="P6">- Slide7: <text:span text:style-name="T16">3D velocity</text:span></text:p>
      <text:p text:style-name="P1"><text:span text:style-name="T1">Our aim was to build a virtual detector: </text:span>Rückschluss von einem gemessenen Teilchen auf 3D-velocity</text:p>
      <text:p text:style-name="P3"><text:span text:style-name="T1">1. Geometrie von SWICS nachbauen -&gt; FoV; 2. </text:span>drei Detektoren; 3. Spin -&gt; Sektoren: schon eine Schale; 4. fill scanned v-space through ESA steps: more Schalen; 5. aspect angle</text:p>
      <text:p text:style-name="P6"/>
      <text:p text:style-name="P5"/>
      <text:p text:style-name="P6"><text:soft-page-break/>- Slide8</text:p>
      <text:p text:style-name="P6"/>
      <text:p text:style-name="P6">- Slide9</text:p>
      <text:p text:style-name="P6"/>
      <text:p text:style-name="P6">- Slide10</text:p>
      <text:p text:style-name="P6"/>
      <text:p text:style-name="P6">- Slide11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_20_Drawing_20_Style" style:display-name="Default Drawing Style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default-outline-level="">
      <style:text-properties style:font-name="Noto Sans" fo:font-family="'Noto Sans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Filled_20_Blue" style:display-name="Filled Blue" style:family="paragraph" style:parent-style-name="Filled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" style:family="paragraph" style:default-outline-level="">
      <style:text-properties style:font-name="Noto Sans" fo:font-family="'Noto Sans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MyMasterSlideAGU_7e_LT_7e_Gliederung_20_1" style:display-name="MyMasterSlideAGU~LT~Gliederung 1" style:family="paragraph" style:default-outline-level="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yMasterSlideAGU_7e_LT_7e_Gliederung_20_2" style:display-name="MyMasterSlideAGU~LT~Gliederung 2" style:family="paragraph" style:parent-style-name="MyMasterSlideAGU_7e_LT_7e_Gliederung_20_1" style:default-outline-level="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yMasterSlideAGU_7e_LT_7e_Gliederung_20_3" style:display-name="MyMasterSlideAGU~LT~Gliederung 3" style:family="paragraph" style:parent-style-name="MyMasterSlideAGU_7e_LT_7e_Gliederung_20_2" style:default-outline-level="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yMasterSlideAGU_7e_LT_7e_Gliederung_20_4" style:display-name="MyMasterSlideAGU~LT~Gliederung 4" style:family="paragraph" style:parent-style-name="MyMasterSlideAGU_7e_LT_7e_Gliederung_20_3" style:default-outline-level="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yMasterSlideAGU_7e_LT_7e_Gliederung_20_5" style:display-name="MyMasterSlideAGU~LT~Gliederung 5" style:family="paragraph" style:parent-style-name="MyMasterSlideAGU_7e_LT_7e_Gliederung_20_4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yMasterSlideAGU_7e_LT_7e_Gliederung_20_6" style:display-name="MyMasterSlideAGU~LT~Gliederung 6" style:family="paragraph" style:parent-style-name="MyMasterSlideAGU_7e_LT_7e_Gliederung_20_5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yMasterSlideAGU_7e_LT_7e_Gliederung_20_7" style:display-name="MyMasterSlideAGU~LT~Gliederung 7" style:family="paragraph" style:parent-style-name="MyMasterSlideAGU_7e_LT_7e_Gliederung_20_6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yMasterSlideAGU_7e_LT_7e_Gliederung_20_8" style:display-name="MyMasterSlideAGU~LT~Gliederung 8" style:family="paragraph" style:parent-style-name="MyMasterSlideAGU_7e_LT_7e_Gliederung_20_7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yMasterSlideAGU_7e_LT_7e_Gliederung_20_9" style:display-name="MyMasterSlideAGU~LT~Gliederung 9" style:family="paragraph" style:parent-style-name="MyMasterSlideAGU_7e_LT_7e_Gliederung_20_8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yMasterSlideAGU_7e_LT_7e_Titel" style:display-name="MyMasterSlideAGU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yMasterSlideAGU_7e_LT_7e_Untertitel" style:display-name="MyMasterSlideAGU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yMasterSlideAGU_7e_LT_7e_Notizen" style:display-name="MyMasterSlideAGU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yMasterSlideAGU_7e_LT_7e_Hintergrundobjekte" style:display-name="MyMasterSlideAGU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yMasterSlideAGU_7e_LT_7e_Hintergrund" style:display-name="MyMasterSlideAGU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xt" style:family="paragraph" style:parent-style-name="Default_20_Drawing_20_Style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Default_20_Drawing_20_Style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" style:family="paragraph" style:parent-style-name="Default_20_Drawing_20_Style" style:default-outline-level="">
      <style:paragraph-properties fo:margin-top="0.1654in" fo:margin-bottom="0.0827in" style:contextual-spacing="false" style:line-height-at-least="0.139in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easure" style:family="paragraph" style:parent-style-name="Default_20_Drawing_20_Style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tile_7e_LT_7e_Gliederung_20_1" style:display-name="Ttile~LT~Gliederung 1" style:family="paragraph" style:default-outline-level="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tile_7e_LT_7e_Gliederung_20_2" style:display-name="Ttile~LT~Gliederung 2" style:family="paragraph" style:parent-style-name="Ttile_7e_LT_7e_Gliederung_20_1" style:default-outline-level="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tile_7e_LT_7e_Gliederung_20_3" style:display-name="Ttile~LT~Gliederung 3" style:family="paragraph" style:parent-style-name="Ttile_7e_LT_7e_Gliederung_20_2" style:default-outline-level="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tile_7e_LT_7e_Gliederung_20_4" style:display-name="Ttile~LT~Gliederung 4" style:family="paragraph" style:parent-style-name="Ttile_7e_LT_7e_Gliederung_20_3" style:default-outline-level="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tile_7e_LT_7e_Gliederung_20_5" style:display-name="Ttile~LT~Gliederung 5" style:family="paragraph" style:parent-style-name="Ttile_7e_LT_7e_Gliederung_20_4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tile_7e_LT_7e_Gliederung_20_6" style:display-name="Ttile~LT~Gliederung 6" style:family="paragraph" style:parent-style-name="Ttile_7e_LT_7e_Gliederung_20_5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tile_7e_LT_7e_Gliederung_20_7" style:display-name="Ttile~LT~Gliederung 7" style:family="paragraph" style:parent-style-name="Ttile_7e_LT_7e_Gliederung_20_6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tile_7e_LT_7e_Gliederung_20_8" style:display-name="Ttile~LT~Gliederung 8" style:family="paragraph" style:parent-style-name="Ttile_7e_LT_7e_Gliederung_20_7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tile_7e_LT_7e_Gliederung_20_9" style:display-name="Ttile~LT~Gliederung 9" style:family="paragraph" style:parent-style-name="Ttile_7e_LT_7e_Gliederung_20_8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tile_7e_LT_7e_Titel" style:display-name="Ttile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tile_7e_LT_7e_Untertitel" style:display-name="Ttile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tile_7e_LT_7e_Notizen" style:display-name="Ttile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tile_7e_LT_7e_Hintergrundobjekte" style:display-name="Ttil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tile_7e_LT_7e_Hintergrund" style:display-name="Ttil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9T14:17:46.940066616</meta:creation-date>
    <meta:generator>LibreOffice/7.0.4.2$Linux_X86_64 LibreOffice_project/00$Build-2</meta:generator>
    <dc:date>2021-11-30T14:44:08.967556070</dc:date>
    <meta:editing-duration>PT3H2M12S</meta:editing-duration>
    <meta:editing-cycles>6</meta:editing-cycles>
    <meta:document-statistic meta:table-count="0" meta:image-count="0" meta:object-count="0" meta:page-count="2" meta:paragraph-count="28" meta:word-count="248" meta:character-count="1558" meta:non-whitespace-character-count="1336"/>
  </office:meta>
</office:document-meta>
</file>